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e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 table:number-columns-repeated="2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ea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ad audio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 table:number-columns-repeated="2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rea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ad MIDI sourc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7"/>
          <table:table-cell table:style-name="ce7"/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5:Sheet1.AMJ70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21:46:55.626631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1-27T21:48:46.160588595</dc:date>
    <meta:editing-duration>P9DT19H18M54S</meta:editing-duration>
    <meta:editing-cycles>781</meta:editing-cycles>
    <meta:generator>LibreOffice/7.0.4.2$Linux_X86_64 LibreOffice_project/00$Build-2</meta:generator>
    <meta:document-statistic meta:table-count="1" meta:cell-count="6325" meta:object-count="0"/>
  </office:meta>
</office:document-meta>
</file>